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d292" officeooo:paragraph-rsid="000cd292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nathan Hodges &lt;jonathan@classyllama.com&gt;</text:p>
      <text:p text:style-name="P1">10:20 AM (10 hours ago)</text:p>
      <text:p text:style-name="P1"/>
      <text:p text:style-name="P1">to me </text:p>
      <text:p text:style-name="P1">Mike, </text:p>
      <text:p text:style-name="P1"/>
      <text:p text:style-name="P1">I really enjoyed meeting and talking with you last week. <text:s/>I would love to continue our conversation about working at Classy Llama. </text:p>
      <text:p text:style-name="P1"/>
      <text:p text:style-name="P1">I would love to see you complete this coding challenge. <text:s/>Complete it following coding best practices and with good commenting. <text:s/>Let me know if you have any questions or concerns about what I am asking for. <text:s/>I would like you to write this in PHP but if you cannot, I would accept C#, C++ or Java as well. </text:p>
      <text:p text:style-name="P1"/>
      <text:p text:style-name="P1">Description</text:p>
      <text:p text:style-name="P1"/>
      <text:p text:style-name="P1"><text:tab/>• Create a program containing these object types: Search, Address, and Person</text:p>
      <text:p text:style-name="P1"><text:tab/>• Addresses are associated with the Person object in a many to many relationship (one Person can have many Addresses but if two Person objects have the same address they should use the same Address object)</text:p>
      <text:p text:style-name="P1"><text:tab/>• If two people have the same address, the same Address object should be linked to both Person objects</text:p>
      <text:p text:style-name="P1"><text:tab/>• The Search object should be able to: (1) search for Person objects by choosing an Address field to search on and (2) pass in an Address object and receive Person objects who have the Address object attached</text:p>
      <text:p text:style-name="P1"><text:tab/>• Objects should be made to persist in a database table</text:p>
      <text:p text:style-name="P1"><text:s text:c="2"/></text:p>
      <text:p text:style-name="P1"/>
      <text:p text:style-name="P1">Deliverables</text:p>
      <text:p text:style-name="P1"/>
      <text:p text:style-name="P1"><text:tab/>• A list of questions (if any) to complete this task, an estimate on how long this would take to complete, and user stories explaining a few use cases you could see this being used for [delivered before coding]</text:p>
      <text:p text:style-name="P1"><text:tab/>• Code that functions as specified with the ability to create, delete, and edit both the Person and Address objects</text:p>
      <text:p text:style-name="P1"><text:tab/>• A function that runs through and uses the functionality of the three objects</text:p>
      <text:p text:style-name="P1"><text:tab/>• The actual time it took to complete as turned in.</text:p>
      <text:p text:style-name="P1"><text:s text:c="2"/></text:p>
      <text:p text:style-name="P1"/>
      <text:p text:style-name="P1">I believe this will give me a good understanding of your abilities in several different areas (estimation, coding from a spec, and coding style and application design/architecture). </text:p>
      <text:p text:style-name="P1"/>
      <text:p text:style-name="P1"/>
      <text:p text:style-name="P1"/>
      <text:p text:style-name="P1"/>
      <text:p text:style-name="P1">Jonathan Hodges</text:p>
      <text:p text:style-name="P1">Vice President of Production, Classy Llama</text:p>
      <text:p text:style-name="P1">MAGENTO CERTIFIED DEVELOPER PLUS</text:p>
      <text:p text:style-name="P1">o 417.866.8887 ext. 107 | m 518.893.1241 | jonathan@classyllama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1:09:42.804695636</meta:creation-date>
    <dc:date>2017-04-20T21:12:39.207107559</dc:date>
    <meta:editing-duration>PT2M58S</meta:editing-duration>
    <meta:editing-cycles>1</meta:editing-cycles>
    <meta:document-statistic meta:table-count="0" meta:image-count="0" meta:object-count="0" meta:page-count="1" meta:paragraph-count="24" meta:word-count="341" meta:character-count="1987" meta:non-whitespace-character-count="1646"/>
    <meta:generator>LibreOffice/5.1.4.2$Linux_X86_64 LibreOffice_project/10m0$Build-2</meta:generator>
  </office:meta>
</office:document-meta>
</file>